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2.6354in"/>
    </style:style>
    <style:style style:name="Table1.A1" style:family="table-cell">
      <style:table-cell-properties fo:background-color="#dddddd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4.0625in"/>
    </style:style>
    <style:style style:name="Table5.B" style:family="table-column">
      <style:table-column-properties style:column-width="2.6354in"/>
    </style:style>
    <style:style style:name="Table5.A1" style:family="table-cell">
      <style:table-cell-properties fo:background-color="#dddddd" fo:padding="0.0382in" fo:border="none">
        <style:background-image/>
      </style:table-cell-properties>
    </style:style>
    <style:style style:name="Table5.B1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3" style:family="table-row">
      <style:table-row-properties style:min-row-height="0.2861in"/>
    </style:style>
    <style:style style:name="Table5.B3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dddddd" fo:padding="0.0382in" fo:border="none">
        <style:background-image/>
      </style:table-cell-properties>
    </style:style>
    <style:style style:name="Table3.B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background-color="#dddddd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4.0625in"/>
    </style:style>
    <style:style style:name="Table7.B" style:family="table-column">
      <style:table-column-properties style:column-width="2.6354in"/>
    </style:style>
    <style:style style:name="Table7.A1" style:family="table-cell">
      <style:table-cell-properties fo:background-color="#dddddd" fo:padding="0.0382in" fo:border="none">
        <style:background-image/>
      </style:table-cell-properties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4.0625in"/>
    </style:style>
    <style:style style:name="Table8.B" style:family="table-column">
      <style:table-column-properties style:column-width="2.6354in"/>
    </style:style>
    <style:style style:name="Table8.A1" style:family="table-cell">
      <style:table-cell-properties fo:background-color="#dddddd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4.0625in"/>
    </style:style>
    <style:style style:name="Table9.B" style:family="table-column">
      <style:table-column-properties style:column-width="2.6354in"/>
    </style:style>
    <style:style style:name="Table9.A1" style:family="table-cell">
      <style:table-cell-properties fo:background-color="#dddddd" fo:padding="0.0382in" fo:border="none">
        <style:background-image/>
      </style:table-cell-properties>
    </style:style>
    <style:style style:name="Table9.B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#dddddd" fo:padding="0.0382in" fo:border="none">
        <style:background-image/>
      </style:table-cell-properties>
    </style:style>
    <style:style style:name="Table11.B1" style:family="table-cell">
      <style:table-cell-properties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dddddd" fo:padding="0.0382in" fo:border="none">
        <style:background-image/>
      </style:table-cell-properties>
    </style:style>
    <style:style style:name="Table10.B1" style:family="table-cell">
      <style:table-cell-properties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background-color="#dddddd" fo:padding="0.0382in" fo:border="none">
        <style:background-image/>
      </style:table-cell-properties>
    </style:style>
    <style:style style:name="Table12.B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13" style:family="table">
      <style:table-properties style:width="4.1174in" table:align="left"/>
    </style:style>
    <style:style style:name="Table13.A" style:family="table-column">
      <style:table-column-properties style:column-width="4.117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0125in" table:align="left"/>
    </style:style>
    <style:style style:name="Table14.A" style:family="table-column">
      <style:table-column-properties style:column-width="3.0125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b82be" officeooo:paragraph-rsid="001b82be"/>
    </style:style>
    <style:style style:name="P2" style:family="paragraph" style:parent-style-name="Standard">
      <style:text-properties fo:font-style="italic" officeooo:rsid="001f52ac" officeooo:paragraph-rsid="00277363" style:font-style-asian="italic" style:font-style-complex="italic"/>
    </style:style>
    <style:style style:name="P3" style:family="paragraph" style:parent-style-name="Standard">
      <style:text-properties fo:font-style="italic" officeooo:rsid="002972c0" officeooo:paragraph-rsid="00277363" style:font-style-asian="italic" style:font-style-complex="italic"/>
    </style:style>
    <style:style style:name="P4" style:family="paragraph" style:parent-style-name="Standard">
      <style:text-properties fo:font-style="italic" officeooo:rsid="0025b4a5" officeooo:paragraph-rsid="00277363" style:font-style-asian="italic" style:font-style-complex="italic"/>
    </style:style>
    <style:style style:name="P5" style:family="paragraph" style:parent-style-name="Standard">
      <style:text-properties fo:font-style="italic" officeooo:rsid="00271556" officeooo:paragraph-rsid="00277363" style:font-style-asian="italic" style:font-style-complex="italic"/>
    </style:style>
    <style:style style:name="P6" style:family="paragraph" style:parent-style-name="Standard">
      <style:text-properties fo:font-style="italic" officeooo:rsid="00292111" officeooo:paragraph-rsid="00277363" style:font-style-asian="italic" style:font-style-complex="italic"/>
    </style:style>
    <style:style style:name="P7" style:family="paragraph" style:parent-style-name="Standard">
      <style:text-properties fo:font-style="italic" officeooo:rsid="002bcfa6" officeooo:paragraph-rsid="00277363" style:font-style-asian="italic" style:font-style-complex="italic"/>
    </style:style>
    <style:style style:name="P8" style:family="paragraph" style:parent-style-name="Standard">
      <style:text-properties fo:font-style="italic" officeooo:rsid="002dc35d" officeooo:paragraph-rsid="00277363" style:font-style-asian="italic" style:font-style-complex="italic"/>
    </style:style>
    <style:style style:name="P9" style:family="paragraph" style:parent-style-name="Standard">
      <style:text-properties fo:font-style="italic" officeooo:rsid="002e8e08" officeooo:paragraph-rsid="00277363" style:font-style-asian="italic" style:font-style-complex="italic"/>
    </style:style>
    <style:style style:name="P10" style:family="paragraph" style:parent-style-name="Standard">
      <style:text-properties fo:font-style="italic" fo:font-weight="bold" officeooo:rsid="00271556" officeooo:paragraph-rsid="00277363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f52ac" officeooo:paragraph-rsid="00277363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1f52ac" officeooo:paragraph-rsid="00277363"/>
    </style:style>
    <style:style style:name="P13" style:family="paragraph" style:parent-style-name="Standard">
      <style:text-properties officeooo:rsid="0024d8da" officeooo:paragraph-rsid="00277363"/>
    </style:style>
    <style:style style:name="P14" style:family="paragraph" style:parent-style-name="Standard">
      <style:text-properties officeooo:paragraph-rsid="00277363" fo:background-color="#fff200"/>
    </style:style>
    <style:style style:name="P15" style:family="paragraph" style:parent-style-name="Standard">
      <style:text-properties fo:font-weight="bold" officeooo:rsid="0025b4a5" officeooo:paragraph-rsid="00277363" fo:background-color="#fff200" style:font-weight-asian="bold" style:font-weight-complex="bold"/>
    </style:style>
    <style:style style:name="P16" style:family="paragraph" style:parent-style-name="Standard">
      <style:text-properties fo:font-weight="bold" officeooo:rsid="002bcfa6" officeooo:paragraph-rsid="00277363" style:font-weight-asian="bold" style:font-weight-complex="bold"/>
    </style:style>
    <style:style style:name="P17" style:family="paragraph" style:parent-style-name="Standard">
      <style:text-properties officeooo:rsid="0025b4a5" officeooo:paragraph-rsid="00277363"/>
    </style:style>
    <style:style style:name="P18" style:family="paragraph" style:parent-style-name="Standard">
      <style:text-properties officeooo:rsid="002bcfa6" officeooo:paragraph-rsid="00277363"/>
    </style:style>
    <style:style style:name="P19" style:family="paragraph" style:parent-style-name="Standard">
      <style:text-properties fo:color="#ce181e" officeooo:rsid="001f52ac" officeooo:paragraph-rsid="00277363"/>
    </style:style>
    <style:style style:name="P20" style:family="paragraph" style:parent-style-name="Standard">
      <style:text-properties fo:color="#ce181e" officeooo:rsid="00292111" officeooo:paragraph-rsid="00277363"/>
    </style:style>
    <style:style style:name="P21" style:family="paragraph" style:parent-style-name="Standard">
      <style:text-properties fo:color="#000000" fo:font-weight="normal" officeooo:rsid="00292111" officeooo:paragraph-rsid="00277363" style:font-weight-asian="normal" style:font-weight-complex="normal"/>
    </style:style>
    <style:style style:name="P22" style:family="paragraph" style:parent-style-name="Standard">
      <style:text-properties fo:color="#000000" officeooo:rsid="00292111" officeooo:paragraph-rsid="00277363"/>
    </style:style>
    <style:style style:name="P23" style:family="paragraph" style:parent-style-name="Standard">
      <style:text-properties officeooo:paragraph-rsid="00277363"/>
    </style:style>
    <style:style style:name="P24" style:family="paragraph" style:parent-style-name="Text_20_body">
      <style:text-properties officeooo:paragraph-rsid="001b82be"/>
    </style:style>
    <style:style style:name="P25" style:family="paragraph" style:parent-style-name="Text_20_body">
      <style:text-properties officeooo:paragraph-rsid="001ec18e"/>
    </style:style>
    <style:style style:name="P26" style:family="paragraph" style:parent-style-name="Text_20_body">
      <style:text-properties officeooo:rsid="00214483" officeooo:paragraph-rsid="00214483"/>
    </style:style>
    <style:style style:name="P27" style:family="paragraph" style:parent-style-name="Text_20_body">
      <style:text-properties fo:font-weight="bold" officeooo:rsid="00292111" officeooo:paragraph-rsid="00277363" fo:background-color="#fff200" style:font-weight-asian="bold" style:font-weight-complex="bold"/>
    </style:style>
    <style:style style:name="P28" style:family="paragraph" style:parent-style-name="Text_20_body">
      <style:text-properties fo:font-weight="bold" officeooo:rsid="002bcfa6" officeooo:paragraph-rsid="00277363" style:font-weight-asian="bold" style:font-weight-complex="bold"/>
    </style:style>
    <style:style style:name="P29" style:family="paragraph" style:parent-style-name="Text_20_body">
      <style:text-properties fo:font-weight="normal" officeooo:rsid="00292111" officeooo:paragraph-rsid="00277363" fo:background-color="transparent" style:font-weight-asian="normal" style:font-weight-complex="normal"/>
    </style:style>
    <style:style style:name="P30" style:family="paragraph" style:parent-style-name="Text_20_body">
      <style:text-properties officeooo:paragraph-rsid="00277363"/>
    </style:style>
    <style:style style:name="P31" style:family="paragraph" style:parent-style-name="Text_20_body">
      <style:text-properties officeooo:rsid="002775be" officeooo:paragraph-rsid="002775be"/>
    </style:style>
    <style:style style:name="P32" style:family="paragraph" style:parent-style-name="Text_20_body">
      <style:text-properties officeooo:rsid="0029cb29" officeooo:paragraph-rsid="0029cb29"/>
    </style:style>
    <style:style style:name="P33" style:family="paragraph" style:parent-style-name="code">
      <style:text-properties style:font-name="TlwgTypewriter1"/>
    </style:style>
    <style:style style:name="P34" style:family="paragraph" style:parent-style-name="code">
      <style:text-properties style:font-name="TlwgTypewriter1" officeooo:rsid="001b82be" officeooo:paragraph-rsid="001b82be"/>
    </style:style>
    <style:style style:name="P35" style:family="paragraph" style:parent-style-name="code">
      <style:text-properties style:font-name="TlwgTypewriter1" officeooo:rsid="001d4ad2" officeooo:paragraph-rsid="001d4ad2"/>
    </style:style>
    <style:style style:name="P36" style:family="paragraph" style:parent-style-name="code">
      <style:text-properties style:font-name="TlwgTypewriter1" officeooo:rsid="00241b96" officeooo:paragraph-rsid="00241b96"/>
    </style:style>
    <style:style style:name="P37" style:family="paragraph" style:parent-style-name="Footnote">
      <style:text-properties officeooo:paragraph-rsid="00214483"/>
    </style:style>
    <style:style style:name="P38" style:family="paragraph" style:parent-style-name="Table_20_Contents">
      <style:text-properties officeooo:rsid="00205e7e" officeooo:paragraph-rsid="00277363"/>
    </style:style>
    <style:style style:name="P39" style:family="paragraph" style:parent-style-name="Table_20_Contents">
      <style:text-properties officeooo:rsid="002972c0" officeooo:paragraph-rsid="00277363"/>
    </style:style>
    <style:style style:name="P40" style:family="paragraph" style:parent-style-name="Table_20_Contents">
      <style:text-properties officeooo:rsid="0025b4a5" officeooo:paragraph-rsid="00277363"/>
    </style:style>
    <style:style style:name="P41" style:family="paragraph" style:parent-style-name="Table_20_Contents">
      <style:text-properties officeooo:rsid="00271556" officeooo:paragraph-rsid="00277363"/>
    </style:style>
    <style:style style:name="P42" style:family="paragraph" style:parent-style-name="Table_20_Contents">
      <style:text-properties officeooo:rsid="002bcfa6" officeooo:paragraph-rsid="00277363"/>
    </style:style>
    <style:style style:name="P43" style:family="paragraph" style:parent-style-name="Table_20_Contents">
      <style:text-properties officeooo:rsid="0024d8da" officeooo:paragraph-rsid="00277363"/>
    </style:style>
    <style:style style:name="P44" style:family="paragraph" style:parent-style-name="Table_20_Contents">
      <style:text-properties officeooo:rsid="00292111" officeooo:paragraph-rsid="00277363"/>
    </style:style>
    <style:style style:name="P45" style:family="paragraph" style:parent-style-name="Table_20_Contents">
      <style:text-properties officeooo:rsid="002e8e08" officeooo:paragraph-rsid="00277363"/>
    </style:style>
    <style:style style:name="P46" style:family="paragraph" style:parent-style-name="Table_20_Contents">
      <style:text-properties officeooo:rsid="00274d22" officeooo:paragraph-rsid="00277363"/>
    </style:style>
    <style:style style:name="P47" style:family="paragraph" style:parent-style-name="Standard" style:list-style-name="">
      <style:text-properties officeooo:rsid="002bcfa6" officeooo:paragraph-rsid="00277363"/>
    </style:style>
    <style:style style:name="P48" style:family="paragraph" style:parent-style-name="Text_20_body" style:list-style-name="">
      <style:text-properties officeooo:rsid="002bcfa6" officeooo:paragraph-rsid="00277363"/>
    </style:style>
    <style:style style:name="P49" style:family="paragraph" style:parent-style-name="Text_20_body" style:list-style-name="">
      <style:text-properties fo:font-weight="bold" officeooo:rsid="002bcfa6" officeooo:paragraph-rsid="00277363" style:font-weight-asian="bold" style:font-weight-complex="bold"/>
    </style:style>
    <style:style style:name="P50" style:family="paragraph" style:parent-style-name="Text_20_body" style:list-style-name="">
      <style:text-properties fo:font-weight="bold" officeooo:rsid="002e8e08" officeooo:paragraph-rsid="00277363" style:font-weight-asian="bold" style:font-weight-complex="bold"/>
    </style:style>
    <style:style style:name="P51" style:family="paragraph" style:parent-style-name="Text_20_body" style:list-style-name="">
      <style:text-properties officeooo:rsid="002dc35d" officeooo:paragraph-rsid="00277363"/>
    </style:style>
    <style:style style:name="P52" style:family="paragraph" style:parent-style-name="Text_20_body" style:list-style-name="">
      <style:text-properties officeooo:rsid="002e8e08" officeooo:paragraph-rsid="00277363"/>
    </style:style>
    <style:style style:name="P53" style:family="paragraph" style:parent-style-name="Heading_20_1">
      <style:text-properties officeooo:paragraph-rsid="00214483"/>
    </style:style>
    <style:style style:name="P54" style:family="paragraph" style:parent-style-name="Heading_20_1">
      <style:text-properties officeooo:rsid="001ec18e" officeooo:paragraph-rsid="001ec18e"/>
    </style:style>
    <style:style style:name="P55" style:family="paragraph" style:parent-style-name="Heading_20_1">
      <style:text-properties officeooo:rsid="002775be" officeooo:paragraph-rsid="002775be"/>
    </style:style>
    <style:style style:name="P56" style:family="paragraph" style:parent-style-name="Heading_20_1">
      <style:text-properties officeooo:rsid="002972c0" officeooo:paragraph-rsid="00277363"/>
    </style:style>
    <style:style style:name="P57" style:family="paragraph" style:parent-style-name="Heading_20_1">
      <style:text-properties officeooo:paragraph-rsid="00277363"/>
    </style:style>
    <style:style style:name="P58" style:family="paragraph" style:parent-style-name="Heading_20_1">
      <style:text-properties officeooo:rsid="002932b8" officeooo:paragraph-rsid="00277363"/>
    </style:style>
    <style:style style:name="P59" style:family="paragraph" style:parent-style-name="Heading_20_1" style:list-style-name="">
      <style:text-properties officeooo:paragraph-rsid="00277363"/>
    </style:style>
    <style:style style:name="P60" style:family="paragraph" style:parent-style-name="Heading_20_1" style:list-style-name="">
      <style:paragraph-properties fo:break-before="page"/>
      <style:text-properties officeooo:rsid="002bcfa6" officeooo:paragraph-rsid="00277363"/>
    </style:style>
    <style:style style:name="P61" style:family="paragraph" style:parent-style-name="Heading_20_1">
      <style:paragraph-properties fo:break-before="page"/>
      <style:text-properties officeooo:paragraph-rsid="00277363"/>
    </style:style>
    <style:style style:name="P62" style:family="paragraph" style:parent-style-name="Heading_20_4">
      <style:text-properties officeooo:paragraph-rsid="00277363"/>
    </style:style>
    <style:style style:name="P63" style:family="paragraph" style:parent-style-name="Heading_20_4">
      <style:text-properties officeooo:rsid="001f52ac" officeooo:paragraph-rsid="00277363"/>
    </style:style>
    <style:style style:name="P64" style:family="paragraph" style:parent-style-name="Table_20_Contents" style:list-style-name="L1">
      <style:text-properties fo:font-style="italic" officeooo:rsid="00274d22" officeooo:paragraph-rsid="00277363" style:font-style-asian="italic" style:font-style-complex="italic"/>
    </style:style>
    <style:style style:name="P65" style:family="paragraph" style:parent-style-name="Table_20_Contents" style:list-style-name="L1">
      <style:text-properties fo:font-style="italic" officeooo:rsid="00271556" officeooo:paragraph-rsid="00277363" style:font-style-asian="italic" style:font-style-complex="italic"/>
    </style:style>
    <style:style style:name="T1" style:family="text">
      <style:text-properties officeooo:rsid="001b82be"/>
    </style:style>
    <style:style style:name="T2" style:family="text">
      <style:text-properties fo:font-style="italic" fo:font-weight="bold" officeooo:rsid="001b82be" style:font-style-asian="italic" style:font-weight-asian="bold" style:font-style-complex="italic" style:font-weight-complex="bold"/>
    </style:style>
    <style:style style:name="T3" style:family="text">
      <style:text-properties officeooo:rsid="00220764"/>
    </style:style>
    <style:style style:name="T4" style:family="text">
      <style:text-properties officeooo:rsid="0025b4a5"/>
    </style:style>
    <style:style style:name="T5" style:family="text">
      <style:text-properties officeooo:rsid="002284d2"/>
    </style:style>
    <style:style style:name="T6" style:family="text">
      <style:text-properties fo:font-weight="bold" fo:background-color="#fff200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1f52ac" fo:background-color="#fff200" loext:char-shading-value="0"/>
    </style:style>
    <style:style style:name="T10" style:family="text">
      <style:text-properties officeooo:rsid="0024d8da"/>
    </style:style>
    <style:style style:name="T11" style:family="text">
      <style:text-properties officeooo:rsid="00271556"/>
    </style:style>
    <style:style style:name="T12" style:family="text">
      <style:text-properties officeooo:rsid="00292111"/>
    </style:style>
    <style:style style:name="T13" style:family="text">
      <style:text-properties officeooo:rsid="002972c0"/>
    </style:style>
    <style:style style:name="T14" style:family="text">
      <style:text-properties officeooo:rsid="002bcfa6"/>
    </style:style>
    <style:style style:name="T15" style:family="text">
      <style:text-properties officeooo:rsid="002dc35d"/>
    </style:style>
    <style:style style:name="T16" style:family="text">
      <style:text-properties officeooo:rsid="001f52ac"/>
    </style:style>
    <style:style style:name="T17" style:family="text">
      <style:text-properties officeooo:rsid="00274d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ark</text:p>
      <text:p text:style-name="P1"/>
      <text:p text:style-name="P1"/>
      <text:p text:style-name="P1"/>
      <text:p text:style-name="Standard"/>
      <text:p text:style-name="Standard"/>
      <text:p text:style-name="Standard">#alias ti="ts '%Y-%m-%d %H-%M-%S [INFO]'"</text:p>
      <text:p text:style-name="Standard"># echo -e "ala\nma\nkota" | ti</text:p>
      <text:p text:style-name="Standard"/>
      <text:p text:style-name="Standard">### PRINT VARIABLES AFTER SCRIPT RUN!!!!</text:p>
      <text:p text:style-name="Standard"/>
      <text:p text:style-name="Standard"># create (save) separate static [params file for each app</text:p>
      <text:p text:style-name="Standard">#$ spark-shell --properties-file /path/to/configfile.config</text:p>
      <text:p text:style-name="Standard">#scala&gt;</text:p>
      <text:p text:style-name="Standard"># val props = ConfigFactory.load("spark.properties")</text:p>
      <text:p text:style-name="Standard"># <text:s/>val conf = new SparkConf().</text:p>
      <text:p text:style-name="Standard"># <text:s text:c="3"/>setMaster(props.getString("spark.master")).</text:p>
      <text:p text:style-name="Standard"># <text:s text:c="3"/>setAppName(props.getString("spark.app.name"))</text:p>
      <text:p text:style-name="Standard"/>
      <text:h text:style-name="P53" text:outline-level="1" text:is-list-header="true"><text:span text:style-name="T1">Tips&amp;tricks</text:span><text:span text:style-name="T1"><text:note text:id="ftn1" text:note-class="footnote"><text:note-citation>1</text:note-citation><text:note-body><text:p text:style-name="P37">“<text:span text:style-name="T1">Good programmer is lazy one</text:span>” - <text:span text:style-name="T1">Tadeusz’s Moorzy first golden rule.</text:span></text:p></text:note-body></text:note></text:span></text:h>
      <text:h text:style-name="Heading_20_2" text:outline-level="2" text:is-list-header="true">Working with bash</text:h>
      <text:p text:style-name="P24"><text:span text:style-name="T1">Retyping the same command million times during the tests isn’t the most exciting activity ever. To save your time and avoid unnecessary typing, add following lines to the </text:span><text:span text:style-name="T2">.bashrc</text:span><text:span text:style-name="T1"> file.</text:span></text:p>
      <text:p text:style-name="P33"># aliases to fast <text:span text:style-name="T1">traversing the directory</text:span></text:p>
      <text:p text:style-name="P34">alias <text:s text:c="2"/>..=’cd ./../’</text:p>
      <text:p text:style-name="P34">alias <text:s/>...=’cd ./../../’</text:p>
      <text:p text:style-name="P34">alias ....=’cd ./../../../’</text:p>
      <text:p text:style-name="P34"/>
      <text:p text:style-name="P34"># app’s localization</text:p>
      <text:p text:style-name="P34">export $APP_HOME=/home/usr_spark/Project/Spark/Streaming App</text:p>
      <text:p text:style-name="P34"/>
      <text:p text:style-name="P34"># nice alias to test run your application on a local machine</text:p>
      <text:p text:style-name="P36"># use simply ’runapp’ command :)</text:p>
      <text:p text:style-name="P35">export runapp=’cd $SPARK_HOME &amp;&amp; ./bin/spark-submit –-class tk.streaming.Runner –master local[*] /home/usr_spark/Projects/Spark/StreamingApp/target/scala-2.11/streamingapp_2.11-0.1.jar’</text:p>
      <text:p text:style-name="P24"/>
      <text:h text:style-name="Heading_20_2" text:outline-level="2" text:is-list-header="true"><text:soft-page-break/>Spark configuration</text:h>
      <text:p text:style-name="P26">To simplify configuring ssh on the <text:span text:style-name="T3">cluster</text:span>, on each node create an user with the same username and password. This solution allows you not do specify usernames and password to ensure proper connection between the nodes.</text:p>
      <text:p text:style-name="P24"/>
      <text:p text:style-name="P24"/>
      <text:h text:style-name="P54" text:outline-level="1" text:is-list-header="true">Configuration</text:h>
      <text:p text:style-name="P25"/>
      <text:p text:style-name="P25"/>
      <text:h text:style-name="P55" text:outline-level="1" text:is-list-header="true">Production</text:h>
      <text:p text:style-name="P25"/>
      <text:p text:style-name="P31">Recommended: append mode with watermarks</text:p>
      <text:p text:style-name="P25"/>
      <text:p text:style-name="P25"/>
      <text:p text:style-name="P11">SPARK <text:span text:style-name="T4">2.4.0 WITH HADOOP 2.7</text:span></text:p>
      <text:p text:style-name="P11"><text:span text:style-name="T4">INSTALLATION &amp; </text:span>CONFIGURATION <text:span text:style-name="T4">GUIDE</text:span></text:p>
      <text:p text:style-name="P12"/>
      <text:p text:style-name="P13"/>
      <text:p text:style-name="P23"/>
      <text:h text:style-name="P56" text:outline-level="1">PREREQUISITES</text:h>
      <text:p text:style-name="P23"/>
      <text:h text:style-name="P62" text:outline-level="4">Create user ‘usr_spark’ (master and slaves)</text:h>
      <text:p text:style-name="P14">User of same name in master and all slaves make your tasks easier during ssh connection and also switch to that user in master!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$ su - root</text:p>
            <text:p text:style-name="P2"># adduser usr_spark</text:p>
            <text:p text:style-name="P2"># usermod -aG sudo usr_spark</text:p>
            <text:p text:style-name="P2"># exit</text:p>
            <text:p text:style-name="P3">$ su - usr_spark</text:p>
          </table:table-cell>
          <table:table-cell table:style-name="Table2.B1" office:value-type="string">
            <text:p text:style-name="P38">login as root</text:p>
            <text:p text:style-name="P38">create <text:span text:style-name="T5">new </text:span>user</text:p>
            <text:p text:style-name="P38">add user to sudo group</text:p>
            <text:p text:style-name="P38">exit “root mode”</text:p>
            <text:p text:style-name="P39">login as user usr_spark</text:p>
          </table:table-cell>
        </table:table-row>
      </table:table>
      <text:h text:style-name="P57" text:outline-level="1"/>
      <text:h text:style-name="P58" text:outline-level="1">INSTALL SOFTWARE</text:h>
      <text:p text:style-name="P15"/>
      <text:p text:style-name="P17"><text:soft-page-break/><text:span text:style-name="T6">Keep installing order: java first, followed by scala and Spark. </text:span><text:span text:style-name="T8">Some internet guides suggests, that scala instalation is optional, because Spark has default scala shell.</text:span></text:p>
      <text:h text:style-name="P63" text:outline-level="4"><text:span text:style-name="T4">Install Java and Scala </text:span>(master and slaves)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$ <text:span text:style-name="T10">sudo apt-get install default-jre</text:span></text:p>
            <text:p text:style-name="P4">$ java -version</text:p>
            <text:p text:style-name="P4">$ sudo apt-get installa scala</text:p>
            <text:p text:style-name="P4">$ scala -version</text:p>
          </table:table-cell>
          <table:table-cell table:style-name="Table1.B1" office:value-type="string">
            <text:p text:style-name="P40"><text:span text:style-name="T11">i</text:span>nstall java</text:p>
            <text:p text:style-name="P40">check java version</text:p>
            <text:p text:style-name="P40">install scala</text:p>
            <text:p text:style-name="P40">check scala version</text:p>
          </table:table-cell>
        </table:table-row>
      </table:table>
      <text:p text:style-name="P12"/>
      <text:h text:style-name="P63" text:outline-level="4"><text:span text:style-name="T4">Install Spark </text:span>(master and slaves)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$ wget <text:a xlink:type="simple" xlink:href="http://www-us.apache.org/dist/spark/spark-2.4.0/spark-2.4.0-bin-hadoop2.7.tgz" text:style-name="Internet_20_link" text:visited-style-name="Visited_20_Internet_20_Link">http://www-us.apache.org/dist/spark/spark-2.4.0/spark-2.4.0-bin-hadoop2.7.tgz</text:a></text:p>
          </table:table-cell>
          <table:table-cell table:style-name="Table5.B1" office:value-type="string">
            <text:p text:style-name="P41">download Spark</text:p>
          </table:table-cell>
        </table:table-row>
        <table:table-row>
          <table:table-cell table:style-name="Table5.A1" office:value-type="string">
            <text:p text:style-name="P5">$ tar xvf spark-2.4.0-bin-hadoop2.7.tgz</text:p>
            <text:p text:style-name="P5">$ sudo mv spark-2.4.0-bin-hadoop2.7 /usr/local/spark</text:p>
          </table:table-cell>
          <table:table-cell table:style-name="Table5.B2" office:value-type="string">
            <text:p text:style-name="P41">untar files</text:p>
            <text:p text:style-name="P41">move files</text:p>
          </table:table-cell>
        </table:table-row>
        <table:table-row table:style-name="Table5.3">
          <table:table-cell table:style-name="Table5.A1" office:value-type="string">
            <text:p text:style-name="P5">$ sudo vim ~/.bashrc</text:p>
          </table:table-cell>
          <table:table-cell table:style-name="Table5.B3" office:value-type="string">
            <text:p text:style-name="P42">edit .bashrc file</text:p>
          </table:table-cell>
        </table:table-row>
      </table:table>
      <text:p text:style-name="P12"/>
      <text:p text:style-name="P18">Add lines:</text:p>
      <text:p text:style-name="P18">export SPARK_HOME=/usr/local/spark</text:p>
      <text:p text:style-name="P18">export PATH=$PATH:/$SPARK_HOME/bin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$ <text:span text:style-name="T11">source ~/.bashrc</text:span></text:p>
          </table:table-cell>
          <table:table-cell table:style-name="Table3.B1" office:value-type="string">
            <text:p text:style-name="P41">reload .bashrc</text:p>
          </table:table-cell>
        </table:table-row>
      </table:table>
      <text:h text:style-name="P57" text:outline-level="1">CONFIGURE CONNECTION</text:h>
      <text:h text:style-name="P63" text:outline-level="4"/>
      <text:h text:style-name="P63" text:outline-level="4"><text:bookmark text:name="e09d"/>Add entries in hosts file (master and slaves)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$ <text:span text:style-name="T10">sudo vim /etc/hosts</text:span></text:p>
          </table:table-cell>
          <table:table-cell table:style-name="Table6.B1" office:value-type="string">
            <text:p text:style-name="P43">Edit hosts file</text:p>
          </table:table-cell>
        </table:table-row>
      </table:table>
      <text:p text:style-name="P12"/>
      <text:p text:style-name="P23"><text:span text:style-name="T10">A</text:span>dd entries of master and slaves in hosts file</text:p>
      <text:p text:style-name="P23"><text:bookmark text:name="e14d"/>&lt;MASTER-IP&gt; master</text:p>
      <text:p text:style-name="P23">&lt;SLAVE01-IP&gt; slave01</text:p>
      <text:p text:style-name="P23">&lt;SLAVE02-IP&gt; slave02</text:p>
      <text:p text:style-name="P23"/>
      <text:p text:style-name="P17">To check your IP use <text:span text:style-name="T7">ifconfig</text:span> command.</text:p>
      <text:p text:style-name="P17"/>
      <text:p text:style-name="P12"/>
      <text:h text:style-name="P63" text:outline-level="4"><text:span text:style-name="T11">Configure SSH</text:span> (master <text:span text:style-name="T12">only</text:span>)</text:h>
      <text:p text:style-name="P27"/>
      <text:p text:style-name="P29">Generate SSH key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$ <text:span text:style-name="T10">sudo apt-get install openssh-server openssh-client</text:span></text:p>
            <text:p text:style-name="P6">$ ssh-keygen -t rsa -P “”</text:p>
            <text:p text:style-name="P6">$ cd ~/.ssh</text:p>
            <text:p text:style-name="P6">$ cp id_rsa.pub authorized_keys</text:p>
            <text:p text:style-name="P6"><text:soft-page-break/>$ scp id_rsa.pub usr_spark@slave01:/home/usr_spark/.ssh/authorized_keys</text:p>
          </table:table-cell>
          <table:table-cell table:style-name="Table7.B1" office:value-type="string">
            <text:p text:style-name="P40"><text:span text:style-name="T11">i</text:span>nstall <text:span text:style-name="T12">open SSH server-client</text:span></text:p>
            <text:p text:style-name="P44">generate key pairs</text:p>
            <text:p text:style-name="P44"/>
            <text:p text:style-name="P44">Copyt the content of .ssh/id_rsa.pub <text:soft-page-break/>from master to .ssh/authorized_key on master and slaves</text:p>
          </table:table-cell>
        </table:table-row>
      </table:table>
      <text:p text:style-name="P19"/>
      <text:p text:style-name="P19"/>
      <text:p text:style-name="P21">Redistribute key from master to slaves</text:p>
      <text:p text:style-name="P2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$ cd ~/.ssh</text:p>
            <text:p text:style-name="P6">$ cp id_rsa.pub authorized_keys</text:p>
            <text:p text:style-name="P6">$ scp id_rsa.pub usr_spark@slave01:/home/usr_spark/.ssh/authorized_keys</text:p>
          </table:table-cell>
          <table:table-cell table:style-name="Table8.B1" office:value-type="string">
            <text:p text:style-name="P44"/>
          </table:table-cell>
        </table:table-row>
      </table:table>
      <text:p text:style-name="P19"/>
      <text:p text:style-name="P22">Check by SSH to all the slaves</text:p>
      <text:p text:style-name="P1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$ <text:span text:style-name="T12">ssh slave01</text:span></text:p>
            <text:p text:style-name="P6">$ ssh slave02</text:p>
            <text:p text:style-name="P6">...</text:p>
          </table:table-cell>
          <table:table-cell table:style-name="Table9.B1" office:value-type="string">
            <text:p text:style-name="P44">connect via ssh to slave01</text:p>
            <text:p text:style-name="P44">connect via ssh to slave<text:span text:style-name="T13">02</text:span></text:p>
          </table:table-cell>
        </table:table-row>
      </table:table>
      <text:h text:style-name="P58" text:outline-level="1"/>
      <text:p text:style-name="P12"/>
      <text:p text:style-name="P12"/>
      <text:h text:style-name="P59" text:outline-level="1"># add to the documentation (prerequisites)!!!!</text:h>
      <text:p text:style-name="P30"># apt-get install moreutils (add to the documentation)</text:p>
      <text:h text:style-name="P60" text:outline-level="1">SPARK CONFIGURATION (<text:span text:style-name="T8">ON MASTER ONLY</text:span>)</text:h>
      <text:h text:style-name="P48" text:outline-level="1"/>
      <text:h text:style-name="P49" text:outline-level="1">Edit spark-env.sh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">$ <text:span text:style-name="T14">cd $SPARK_HOME/conf</text:span></text:p>
            <text:p text:style-name="P7">$ cp spark-env.sh.template spark-env.sh</text:p>
            <text:p text:style-name="P7">$ sudo vim spark-env.</text:p>
          </table:table-cell>
          <table:table-cell table:style-name="Table11.B1" office:value-type="string">
            <text:p text:style-name="P42">Navigate to $SPARK_HOME/conf directory</text:p>
            <text:p text:style-name="P42">create spark-env.sh file from template</text:p>
            <text:p text:style-name="P42">edit file</text:p>
          </table:table-cell>
        </table:table-row>
      </table:table>
      <text:h text:style-name="P48" text:outline-level="1"/>
      <text:h text:style-name="P48" text:outline-level="1">Add lines:</text:h>
      <text:p text:style-name="P30"><text:bookmark text:name="99f8"/>export SPARK_MASTER_HOST='&lt;MASTER-IP&gt;'</text:p>
      <text:p text:style-name="P30"><text:bookmark text:name="72b5"/>export JAVA_HOME=&lt;Path_of_JAVA_installation&gt;</text:p>
      <text:p text:style-name="P30"/>
      <text:p text:style-name="P28">Add work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(in $SPARK_HOME/conf)</text:p>
            <text:p text:style-name="P7">$ sudo vim <text:span text:style-name="T15">slaves</text:span></text:p>
          </table:table-cell>
          <table:table-cell table:style-name="Table10.B1" office:value-type="string">
            <text:p text:style-name="P42"/>
          </table:table-cell>
        </table:table-row>
      </table:table>
      <text:p text:style-name="P16"/>
      <text:h text:style-name="P51" text:outline-level="1">Add lines:</text:h>
      <text:h text:style-name="P51" text:outline-level="1">master</text:h>
      <text:h text:style-name="P51" text:outline-level="1">slave01</text:h>
      <text:h text:style-name="P51" text:outline-level="1">slave02</text:h>
      <text:h text:style-name="P51" text:outline-level="1"/>
      <text:h text:style-name="P50" text:outline-level="1">Run cluster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">$ cd $SPARK_HOME</text:p>
            <text:p text:style-name="P9">$ ./sbin/start-all.sh</text:p>
            <text:p text:style-name="P9">$ jps</text:p>
          </table:table-cell>
          <table:table-cell table:style-name="Table12.B1" office:value-type="string">
            <text:p text:style-name="P42"/>
            <text:p text:style-name="P45">run cluster (master and slaves)</text:p>
            <text:p text:style-name="P45">see results</text:p>
          </table:table-cell>
        </table:table-row>
      </table:table>
      <text:h text:style-name="P47" text:outline-level="1"/>
      <text:h text:style-name="P52" text:outline-level="1">You can see results in webui (8080 is a default port):</text:h>
      <text:h text:style-name="P52" text:outline-level="1">http://localhost:8080</text:h>
      <text:h text:style-name="P61" text:outline-level="1">FILES STRUCTURE</text:h>
      <text:p text:style-name="P3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575978450" text:style-name="L1">
              <text:list-header>
                <text:p text:style-name="P64">/etc/hosts</text:p>
                <text:p text:style-name="P64">~/ssh/</text:p>
                <text:list>
                  <text:list-header>
                    <text:p text:style-name="P65">i<text:span text:style-name="T16">d_rsa.pub </text:span><text:span text:style-name="T9">(master only)</text:span></text:p>
                    <text:p text:style-name="P64">authorized_keys</text:p>
                  </text:list-header>
                </text:list>
                <text:p text:style-name="P64">$SPARK_HOME </text:p>
                <text:list text:continue-numbering="true">
                  <text:list-header>
                    <text:p text:style-name="P64">conf/</text:p>
                    <text:list>
                      <text:list-header>
                        <text:p text:style-name="P64">spark-env.sh </text:p>
                        <text:p text:style-name="P64">slaves</text:p>
                      </text:list-header>
                    </text:list>
                    <text:p text:style-name="P64">bin/spark-shell</text:p>
                    <text:p text:style-name="P64">sbin/...</text:p>
                  </text:list-header>
                </text:list>
              </text:list-header>
            </text:list>
          </table:table-cell>
          <table:table-cell table:style-name="Table4.A1" office:value-type="string">
            <text:p text:style-name="P41"><text:span text:style-name="T17">m</text:span>achine<text:span text:style-name="T17">s</text:span> ip and alias</text:p>
            <text:p text:style-name="P46">SSH key</text:p>
            <text:p text:style-name="P46"/>
            <text:p text:style-name="P46"/>
            <text:p text:style-name="P46"/>
            <text:p text:style-name="P46"/>
            <text:p text:style-name="P46">configuration parameters</text:p>
            <text:p text:style-name="P46">slaves aliases</text:p>
            <text:p text:style-name="P46">spark scala shell</text:p>
            <text:p text:style-name="P46">scripts to manage cluster</text:p>
          </table:table-cell>
        </table:table-row>
      </table:table>
      <text:p text:style-name="P12"/>
      <text:p text:style-name="P10"/>
      <text:p text:style-name="P10"/>
      <text:p text:style-name="P10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2"/>master for: "spark://192.168.1.5:7077" (7077 is default port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3"/>webUI (spark cluster): http://localhost:8080</text:p>
          </table:table-cell>
        </table:table-row>
      </table:table>
      <text:p text:style-name="Text_20_body">sparkUI (application): <text:a xlink:type="simple" xlink:href="http://master:4040/" text:style-name="Internet_20_link" text:visited-style-name="Visited_20_Internet_20_Link">http://master:4040</text:a></text:p>
      <text:p text:style-name="Text_20_body"/>
      <text:p text:style-name="Text_20_body"/>
      <text:p text:style-name="Text_20_body"/>
      <text:p text:style-name="P32">R CONFIGURATION</text:p>
      <text:p text:style-name="P32"/>
      <text:p text:style-name="P32"/>
      <text:p text:style-name="P32"># documentation</text:p>
      <text:p text:style-name="P32"># https://docs.rstudio.com/shinyapps.io/getting-started.html</text:p>
      <text:p text:style-name="P32">Before you get started with shinyapps.io, you will need the:</text:p>
      <text:p text:style-name="P32">- installed rsconnect R package(1)</text:p>
      <text:p text:style-name="P32">- shinyapps.io account</text:p>
      <text:p text:style-name="P32">- configure rsconnect to use your account (once)</text:p>
      <text:p text:style-name="P32">(1) from CRAN or the latest version from GitHub.</text:p>
      <text:p text:style-name="P32">(1) and of course R development enviroment :)</text:p>
      <text:p text:style-name="P32"/>
      <text:p text:style-name="P32"># once</text:p>
      <text:p text:style-name="P32">To install rsconnect package:</text:p>
      <text:p text:style-name="P32">install.packages('rsconnect')</text:p>
      <text:p text:style-name="P32"><text:soft-page-break/>rsconnect::setAccountInfo(</text:p>
      <text:p text:style-name="P32"><text:tab/>name='tomaszkubatshinytest',</text:p>
      <text:p text:style-name="P32"><text:tab/>token='AAF69718E20C0D83AA37A32F21BA8E7C',</text:p>
      <text:p text:style-name="P32"><text:tab/>secret='fcsHjzkfqe849V4f4PWn24LgDDyr9k8hmjqvnhU0')</text:p>
      <text:p text:style-name="P32"/>
      <text:p text:style-name="P32">## run</text:p>
      <text:p text:style-name="P32"># run localy</text:p>
      <text:p text:style-name="P32">shiny::runApp()</text:p>
      <text:p text:style-name="P32"># deploy</text:p>
      <text:p text:style-name="P32">library(rsconnect)</text:p>
      <text:p text:style-name="P32">deployAp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dddddd"/>
      <style:paragraph-properties fo:margin-top="0in" fo:margin-bottom="0in" loext:contextual-spacing="false" fo:text-align="start" style:justify-single-word="false" style:page-number="auto" fo:background-color="#dddddd" style:shadow="none">
        <style:tab-stops/>
      </style:paragraph-properties>
      <style:text-properties style:font-name="TlwgTypewriter" fo:font-family="TlwgTypewriter" style:font-style-name="Oblique" style:font-family-generic="modern" style:font-pitch="variable" fo:font-style="oblique" fo:background-color="transparent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48:53.264274175</meta:creation-date>
    <dc:date>2019-03-15T21:04:28.823937969</dc:date>
    <meta:editing-duration>PT11M29S</meta:editing-duration>
    <meta:editing-cycles>14</meta:editing-cycles>
    <meta:generator>LibreOffice/6.0.7.3$Linux_X86_64 LibreOffice_project/00m0$Build-3</meta:generator>
    <meta:document-statistic meta:table-count="14" meta:image-count="0" meta:object-count="0" meta:page-count="7" meta:paragraph-count="170" meta:word-count="717" meta:character-count="5222" meta:non-whitespace-character-count="4675"/>
  </office:meta>
</office:document-meta>
</file>